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2396" officeooo:paragraph-rsid="001c239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cf741" officeooo:paragraph-rsid="001cf74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0.5pt" fo:font-weight="normal" officeooo:rsid="001d3b22" officeooo:paragraph-rsid="001d3b22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style:text-underline-style="none" fo:font-weight="normal" officeooo:rsid="001e71d3" officeooo:paragraph-rsid="001e71d3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style:text-underline-style="none" fo:font-weight="normal" officeooo:rsid="001d3b22" officeooo:paragraph-rsid="001f2ab8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0.5pt" style:text-underline-style="none" fo:font-weight="normal" officeooo:rsid="001d3b22" officeooo:paragraph-rsid="001d3b22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style:text-underline-style="none" fo:font-weight="normal" officeooo:rsid="00205326" officeooo:paragraph-rsid="00205326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normal" officeooo:rsid="001d3b22" officeooo:paragraph-rsid="001d3b22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weight="normal" officeooo:rsid="0021f941" officeooo:paragraph-rsid="0021f941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10.5pt" style:text-underline-style="none" fo:font-weight="normal" officeooo:rsid="00205326" officeooo:paragraph-rsid="00205326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4pt" fo:font-weight="normal" officeooo:rsid="0021f941" officeooo:paragraph-rsid="0021f94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227343" officeooo:paragraph-rsid="00227343" style:font-size-asian="14pt" style:font-weight-asian="normal" style:font-size-complex="14pt" style:font-weight-complex="normal"/>
    </style:style>
    <style:style style:name="T1" style:family="text">
      <style:text-properties officeooo:rsid="001d7663"/>
    </style:style>
    <style:style style:name="T2" style:family="text">
      <style:text-properties officeooo:rsid="001f2ab8"/>
    </style:style>
    <style:style style:name="T3" style:family="text">
      <style:text-properties officeooo:rsid="00227343"/>
    </style:style>
    <style:style style:name="T4" style:family="text">
      <style:text-properties officeooo:rsid="00246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roject Management System (PMS)</text:p>
      <text:p text:style-name="P1"/>
      <text:p text:style-name="P2">Introduction </text:p>
      <text:p text:style-name="P2"/>
      <text:p text:style-name="P3">This document specifies the Software Requirements Specification (SRS) for the Project Management</text:p>
      <text:p text:style-name="P3">System (PMS). It describes scope of the system, both functional and non-functional requirements for</text:p>
      <text:p text:style-name="P3">the software, design constraints and system interfaces.</text:p>
      <text:p text:style-name="P3"/>
      <text:p text:style-name="P3">Web based project management systems are designed to manage and store project</text:p>
      <text:p text:style-name="P3">information that are used in web-based applications.</text:p>
      <text:p text:style-name="P3"/>
      <text:p text:style-name="P11">Project Description</text:p>
      <text:p text:style-name="P9"/>
      <text:p text:style-name="P5">This project <text:span text:style-name="T1">will containts</text:span> various small parts like commenting on task, upload and download files, task forwarding, editing existing and creating new project, task, employee, <text:span text:style-name="T2">login , signup, <text:s/>invite user</text:span> etc.</text:p>
      <text:p text:style-name="P6"/>
      <text:p text:style-name="P12">Time Duration</text:p>
      <text:p text:style-name="P7"/>
      <text:p text:style-name="P7">Database Design : 1 day</text:p>
      <text:p text:style-name="P7">API Creation <text:tab/>: <text:span text:style-name="T3">2</text:span> day<text:span text:style-name="T4">s</text:span></text:p>
      <text:p text:style-name="P7">Template Design : 2 days</text:p>
      <text:p text:style-name="P7">Testing <text:tab/><text:tab/>: 1 da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32:41.943650419</meta:creation-date>
    <dc:date>2018-10-11T18:00:17.435873461</dc:date>
    <meta:editing-duration>PT53M18S</meta:editing-duration>
    <meta:editing-cycles>11</meta:editing-cycles>
    <meta:generator>LibreOffice/4.2.4.2$Linux_X86_64 LibreOffice_project/420m0$Build-2</meta:generator>
    <meta:document-statistic meta:table-count="0" meta:image-count="0" meta:object-count="0" meta:page-count="1" meta:paragraph-count="14" meta:word-count="111" meta:character-count="751" meta:non-whitespace-character-count="648"/>
  </office:meta>
</office:document-meta>
</file>